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E7000001375AB0B97A1F7D33D6.png" manifest:media-type="image/png"/>
  <manifest:file-entry manifest:full-path="Pictures/100000000000028E00000177B17CC9F43C1E6D9F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2" svg:font-family="Carlito" style:font-family-generic="roman" style:font-pitch="variable"/>
    <style:font-face style:name="Carlito" svg:font-family="Carlito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1" svg:font-family="Carlito" style:font-adornments="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Fill_20_LibreOffice">
      <style:graphic-properties fo:min-height="1.232cm" fo:min-width="2.56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3cm" svg:height="9.919cm" svg:x="1.885cm" svg:y="2.953cm">
          <draw:image xlink:href="Pictures/100000000000028E00000177B17CC9F43C1E6D9F.png" xlink:type="simple" xlink:show="embed" xlink:actuate="onLoad" draw:mime-type="image/png">
            <text:p/>
          </draw:image>
        </draw:frame>
        <draw:custom-shape draw:style-name="gr2" draw:text-style-name="P2" draw:layer="layout" svg:width="3.059cm" svg:height="1.481cm" svg:x="2.937cm" svg:y="8.155cm">
          <text:p text:style-name="P2">Index 0</text:p>
          <draw:enhanced-geometry svg:viewBox="0 0 21600 21600" draw:glue-points="10800 0 0 10800 10800 21600 21600 10800 ?f40 ?f41" draw:text-areas="0 0 21600 21600" draw:type="rectangular-callout" draw:modifiers="22800 49904.45344129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059cm" svg:height="1.481cm" svg:x="6.298cm" svg:y="6.578cm">
          <text:p text:style-name="P2">Index 1</text:p>
          <draw:enhanced-geometry svg:viewBox="0 0 21600 21600" draw:glue-points="10800 0 0 10800 10800 21600 21600 10800 ?f40 ?f41" draw:text-areas="0 0 21600 21600" draw:type="rectangular-callout" draw:modifiers="13468.2352941176 71125.506072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059cm" svg:height="1.481cm" svg:x="9.964cm" svg:y="8.082cm">
          <text:p text:style-name="P2">Index 2</text:p>
          <draw:enhanced-geometry svg:viewBox="0 0 21600 21600" draw:glue-points="10800 0 0 10800 10800 21600 21600 10800 ?f40 ?f41" draw:text-areas="0 0 21600 21600" draw:type="rectangular-callout" draw:modifiers="2152.94117647059 50268.82591093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3" draw:text-style-name="P3" draw:layer="layout" svg:width="18.999cm" svg:height="7.951cm" svg:x="1.328cm" svg:y="1.316cm">
          <draw:image xlink:href="Pictures/10000000000002E7000001375AB0B97A1F7D33D6.png" xlink:type="simple" xlink:show="embed" xlink:actuate="onLoad" draw:mime-type="image/png">
            <text:p/>
          </draw:image>
        </draw:frame>
        <draw:custom-shape draw:style-name="gr2" draw:text-style-name="P2" draw:layer="layout" svg:width="3.059cm" svg:height="1.481cm" svg:x="7.835cm" svg:y="9.438cm">
          <text:p text:style-name="P2">Column index</text:p>
          <draw:enhanced-geometry svg:viewBox="0 0 21600 21600" draw:glue-points="10800 0 0 10800 10800 21600 21600 10800 ?f40 ?f41" draw:text-areas="0 0 21600 21600" draw:type="rectangular-callout" draw:modifiers="18776.4705882353 -6617.0040485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059cm" svg:height="1.481cm" svg:x="11.585cm" svg:y="9.456cm">
          <text:p text:style-name="P2">Row index</text:p>
          <draw:enhanced-geometry svg:viewBox="0 0 21600 21600" draw:glue-points="10800 0 0 10800 10800 21600 21600 10800 ?f40 ?f41" draw:text-areas="0 0 21600 21600" draw:type="rectangular-callout" draw:modifiers="1729.41176470588 -72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2" svg:font-family="Carlito" style:font-family-generic="roman" style:font-pitch="variable"/>
    <style:font-face style:name="Carlito" svg:font-family="Carlito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1" svg:font-family="Carlito" style:font-adornments="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_20_LibreOffice" style:display-name="Fill LibreOffice" style:family="graphic" style:parent-style-name="standard">
      <style:graphic-properties draw:stroke-dash="Dashed_20__28_var_29__20_2" svg:stroke-color="#1b511b" draw:fill-color="#00a500" draw:fill-gradient-name="Gradient_20_2" draw:fill-hatch-name="Red_20_90_20_Degrees_20_Crossed_20_1" draw:fill-image-name="Bitmap_20_1" draw:textarea-horizontal-align="justify" draw:textarea-vertical-align="middle" draw:auto-grow-height="false" fo:min-height="0.226cm" fo:min-width="1.098cm" fo:wrap-option="wrap"/>
      <style:paragraph-properties fo:text-align="center"/>
      <style:text-properties fo:color="#ffffff" loext:opacity="100%" style:font-name="Carlito1" fo:font-family="Carlito" style:font-style-name="Bold" style:font-family-generic="swiss" style:font-pitch="variable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afael Lima</meta:initial-creator>
    <meta:creation-date>2020-12-08T17:18:33.876129761</meta:creation-date>
    <dc:date>2020-12-10T17:26:46.184239129</dc:date>
    <dc:creator>Rafael Lima</dc:creator>
    <meta:editing-duration>PT1H8M15S</meta:editing-duration>
    <meta:editing-cycles>10</meta:editing-cycles>
    <meta:generator>LibreOffice/7.0.3.1$Linux_X86_64 LibreOffice_project/00$Build-1</meta:generator>
    <meta:document-statistic meta:object-count="7"/>
  </office:meta>
</office:document-meta>
</file>